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8" style:family="paragraph"/>
    <style:style style:name="P3" style:parent-style-name="ListParagraph" style:list-style-name="LFO8" style:family="paragraph"/>
    <style:style style:name="P4" style:parent-style-name="ListParagraph" style:list-style-name="LFO8" style:family="paragraph"/>
    <style:style style:name="P5" style:parent-style-name="ListParagraph" style:list-style-name="LFO8" style:family="paragraph"/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margin-left="0.5in" fo:text-indent="0.5in">
        <style:tab-stops/>
      </style:paragraph-properties>
    </style:style>
    <style:style style:name="T8" style:parent-style-name="DefaultParagraphFont" style:family="text">
      <style:text-properties fo:color="#C00000"/>
    </style:style>
    <style:style style:name="T9" style:parent-style-name="DefaultParagraphFont" style:family="text">
      <style:text-properties fo:font-style="italic" style:font-style-asian="italic" style:font-style-complex="italic" fo:color="#C00000"/>
    </style:style>
    <style:style style:name="T10" style:parent-style-name="DefaultParagraphFont" style:family="text">
      <style:text-properties fo:color="#C00000"/>
    </style:style>
    <style:style style:name="P11" style:parent-style-name="Normal" style:family="paragraph">
      <style:paragraph-properties fo:margin-left="0.5in" fo:text-indent="0.5in">
        <style:tab-stops/>
      </style:paragraph-properties>
    </style:style>
    <style:style style:name="P12" style:parent-style-name="ListParagraph" style:list-style-name="LFO10" style:family="paragraph"/>
    <style:style style:name="P13" style:parent-style-name="ListParagraph" style:list-style-name="LFO10" style:family="paragraph"/>
    <style:style style:name="P14" style:parent-style-name="ListParagraph" style:list-style-name="LFO10" style:family="paragraph"/>
    <style:style style:name="P15" style:parent-style-name="ListParagraph" style:list-style-name="LFO10" style:family="paragraph"/>
    <style:style style:name="P16" style:parent-style-name="ListParagraph" style:list-style-name="LFO10" style:family="paragraph"/>
    <style:style style:name="P17" style:parent-style-name="ListParagraph" style:list-style-name="LFO11" style:family="paragraph"/>
    <style:style style:name="P18" style:parent-style-name="ListParagraph" style:list-style-name="LFO11" style:family="paragraph"/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ListParagraph" style:list-style-name="LFO12" style:family="paragraph"/>
    <style:style style:name="P22" style:parent-style-name="ListParagraph" style:list-style-name="LFO12" style:family="paragraph"/>
    <style:style style:name="P23" style:parent-style-name="ListParagraph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Use case:<text:s/>Login<text:line-break/>Actor: Customer<text:line-break/>Main Success Scenario:<text:s/>Actor logs in succesfuly and has access to account</text:p>
      <text:list text:style-name="LFO8" text:continue-numbering="true">
        <text:list-item>
          <text:p text:style-name="P2">Actor visits webapplication and ends up at landings/home page</text:p>
        </text:list-item>
        <text:list-item>
          <text:p text:style-name="P3">Actor goes to login page</text:p>
        </text:list-item>
        <text:list-item>
          <text:p text:style-name="P4">Actor fills in username and password<text:s/>and clicked login</text:p>
        </text:list-item>
        <text:list-item>
          <text:p text:style-name="P5">Actor is now logged in with account<text:line-break/></text:p>
        </text:list-item>
      </text:list>
      <text:p text:style-name="Normal">Extensions:<text:s/></text:p>
      <text:p text:style-name="Normal"><text:tab/>2a. User forgot password</text:p>
      <text:p text:style-name="Normal"><text:tab/><text:tab/>.1: User clicks forgot password</text:p>
      <text:p text:style-name="Normal"><text:tab/><text:tab/>.2: User enters email and pressed send</text:p>
      <text:p text:style-name="Normal"><text:tab/><text:tab/>.3: User receives password in mail address</text:p>
      <text:p text:style-name="Normal"><text:tab/><text:tab/>.4: User goes back to Login page</text:p>
      <text:p text:style-name="Normal"/>
      <text:p text:style-name="P6">3a. Login credentials are wrong</text:p>
      <text:p text:style-name="P7">.1: <text:s/>System displays message box<text:s/><text:span text:style-name="T8">“</text:span><text:span text:style-name="T9">Wrong combination, Please try again or ask help</text:span><text:span text:style-name="T10">”</text:span></text:p>
      <text:p text:style-name="P11">.2: User is back at Login page</text:p>
      <text:p text:style-name="Normal"/>
      <text:p text:style-name="Normal">Main Success Scenario: Actor successfully completes a task</text:p>
      <text:list text:style-name="LFO10" text:continue-numbering="true">
        <text:list-item>
          <text:p text:style-name="P12">Actor is logged in.</text:p>
        </text:list-item>
        <text:list-item>
          <text:p text:style-name="P13">Actor visits schedule.</text:p>
        </text:list-item>
        <text:list-item>
          <text:p text:style-name="P14">Actor presses on the current day.</text:p>
        </text:list-item>
        <text:list-item>
          <text:p text:style-name="P15">Actor sees the tasks for that day and<text:s/>fulfils the task</text:p>
        </text:list-item>
        <text:list-item>
          <text:p text:style-name="P16">Actor changes the status of the task to completed</text:p>
        </text:list-item>
      </text:list>
      <text:p text:style-name="Normal"/>
      <text:p text:style-name="Normal">Extensions:</text:p>
      <text:p text:style-name="ListParagraph">3a. Actor presses on another day</text:p>
      <text:list text:style-name="LFO11" text:continue-numbering="true">
        <text:list-item>
          <text:p text:style-name="P17">Actor sees the tasks for the other days</text:p>
        </text:list-item>
        <text:list-item>
          <text:p text:style-name="P18">Actor goes back to the current day</text:p>
        </text:list-item>
      </text:list>
      <text:p text:style-name="P19"/>
      <text:p text:style-name="P20">4a. Actor is not going to be able to fulfil the task</text:p>
      <text:list text:style-name="LFO12" text:continue-numbering="true">
        <text:list-item>
          <text:p text:style-name="P21">Actor warns the<text:s/>manager by email or with using Message Page.</text:p>
        </text:list-item>
        <text:list-item>
          <text:p text:style-name="P22">Actor does what is dictated by the superior</text:p>
        </text:list-item>
      </text:list>
      <text:p text:style-name="P23"/>
      <text:p text:style-name="ListParagraph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rno Dijkmans</meta:initial-creator>
    <dc:creator>Jarno Dijkmans</dc:creator>
    <meta:creation-date>2023-02-13T12:30:00Z</meta:creation-date>
    <dc:date>2023-02-13T15:31:00Z</dc:date>
    <meta:template xlink:href="Normal" xlink:type="simple"/>
    <meta:editing-cycles>1</meta:editing-cycles>
    <meta:editing-duration>PT10860S</meta:editing-duration>
    <meta:document-statistic meta:page-count="1" meta:paragraph-count="2" meta:word-count="171" meta:character-count="1149" meta:row-count="8" meta:non-whitespace-character-count="980"/>
  </office:meta>
</office:document-meta>
</file>